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050000L" svg:font-family="D050000L" style:font-pitch="variable" style:font-charset="x-symbol"/>
    <style:font-face style:name="Cantarell Extra Bold" svg:font-family="'Cantarell Extra Bold'"/>
    <style:font-face style:name="Nimbus Mono PS" svg:font-family="'Nimbus Mono PS'" style:font-adornments="Bold" style:font-pitch="fixed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Nimbus Mono P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?php</text:p>
      <text:p text:style-name="P1"><text:tab/></text:p>
      <text:p text:style-name="P1"><text:s text:c="4"/>$localhost = '127.0.0.1';</text:p>
      <text:p text:style-name="P1"><text:s text:c="4"/>$user = 'user';</text:p>
      <text:p text:style-name="P1"><text:s text:c="4"/>$password = 'pass';</text:p>
      <text:p text:style-name="P1"><text:s text:c="4"/>$dbname = 'name';</text:p>
      <text:p text:style-name="P1"/>
      <text:p text:style-name="P1"><text:s text:c="4"/></text:p>
      <text:p text:style-name="P1"><text:tab/>$mysqli = new mysqli($localhost,$user,$password,$dbname);</text:p>
      <text:p text:style-name="P1"/>
      <text:p text:style-name="P1"><text:tab/>// Check connection</text:p>
      <text:p text:style-name="P1"><text:tab/>if ($mysqli-&gt;connect_errno) {</text:p>
      <text:p text:style-name="P1"><text:tab/><text:tab/>echo "Failed to connect to MySQL: " . $mysqli-&gt;connect_error;</text:p>
      <text:p text:style-name="P1"><text:tab/><text:tab/>exit();</text:p>
      <text:p text:style-name="P1"><text:tab/>}</text:p>
      <text:p text:style-name="P1"/>
      <text:p text:style-name="P1"/>
      <text:p text:style-name="P1"><text:tab/>$sql = 'SELECT `tt_products`.uid,title,value_alias FROM `tt_products`, `tx_realurl_uniqalias` WHERE `tx_realurl_uniqalias`.tablename="tt_products" AND `tx_realurl_uniqalias`.expire=0 AND `tx_realurl_uniqalias`.value_id = `tt_products`.uid';</text:p>
      <text:p text:style-name="P1"><text:tab/>if ($result = $mysqli-&gt;query($sql)) {</text:p>
      <text:p text:style-name="P1"><text:tab/><text:tab/>$productsRecordsWithSlug = $result-&gt;fetch_all(MYSQLI_ASSOC);</text:p>
      <text:p text:style-name="P1"/>
      <text:p text:style-name="P1"><text:tab/><text:tab/>echo "&lt;pre&gt;";</text:p>
      <text:p text:style-name="P1"><text:tab/><text:tab/>print_r($productsRecordsWithSlug);</text:p>
      <text:p text:style-name="P1"><text:tab/><text:tab/>echo "&lt;/pre&gt;";</text:p>
      <text:p text:style-name="P1"><text:tab/><text:tab/>foreach ($productsRecordsWithSlug as $key =&gt; $value) {</text:p>
      <text:p text:style-name="P1"><text:tab/><text:tab/><text:tab/>$sql = 'UPDATE tt_products SET slug = "'.$value['value_alias'].'" WHERE uid = '.$value['uid'];</text:p>
      <text:p text:style-name="P1"><text:tab/><text:tab/><text:tab/>echo $sql;</text:p>
      <text:p text:style-name="P1"><text:tab/><text:tab/><text:tab/>echo "&lt;br/&gt;";</text:p>
      <text:p text:style-name="P1"><text:tab/><text:tab/><text:tab/>$mysqli-&gt;query($sql);</text:p>
      <text:p text:style-name="P1"><text:tab/><text:tab/>}</text:p>
      <text:p text:style-name="P1"/>
      <text:p text:style-name="P1"><text:tab/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050000L" svg:font-family="D050000L" style:font-pitch="variable" style:font-charset="x-symbol"/>
    <style:font-face style:name="Cantarell Extra Bold" svg:font-family="'Cantarell Extra Bold'"/>
    <style:font-face style:name="Nimbus Mono PS" svg:font-family="'Nimbus Mono PS'" style:font-adornments="Bold" style:font-pitch="fixed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 Extra Bold" fo:font-size="12pt" fo:language="de" fo:country="DE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ntarell Extra Bold" fo:font-size="12pt" fo:language="de" fo:country="DE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ntarell Extra Bold" fo:font-family="'Cantarell Extra Bol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ntarell Extra Bold" fo:font-family="'Cantarell Extra Bol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 Extra Bold" fo:font-family="'Cantarell Extra Bold'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5:36:33.183632181</meta:creation-date>
    <dc:date>2020-04-15T15:38:24.832873015</dc:date>
    <meta:editing-duration>PT1M55S</meta:editing-duration>
    <meta:editing-cycles>1</meta:editing-cycles>
    <meta:document-statistic meta:table-count="0" meta:image-count="0" meta:object-count="0" meta:page-count="1" meta:paragraph-count="26" meta:word-count="88" meta:character-count="903" meta:non-whitespace-character-count="783"/>
    <meta:generator>LibreOffice/6.2.8.2$Linux_X86_64 LibreOffice_project/20$Build-2</meta:generator>
  </office:meta>
</office:document-meta>
</file>